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77.45mm"/>
    </style:style>
    <style:style style:name="co3" style:family="table-column">
      <style:table-column-properties fo:break-before="auto" style:column-width="70.59mm"/>
    </style:style>
    <style:style style:name="co4" style:family="table-column">
      <style:table-column-properties fo:break-before="auto" style:column-width="43.74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32.97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vertical-align="top"/>
    </style:style>
    <style:style style:name="ce2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office:value-type="string" calcext:value-type="string">
            <text:p>objec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office:value-type="string" calcext:value-type="string">
            <text:p>lng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etboa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etboard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hockey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etboard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etboard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etboard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etboard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uash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etboard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minigolf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etboard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31:43.123630448</dc:date>
    <meta:editing-duration>PT17M27S</meta:editing-duration>
    <meta:editing-cycles>4</meta:editing-cycles>
    <meta:generator>LibreOffice/6.2.2.2$MacOSX_X86_64 LibreOffice_project/2b840030fec2aae0fd2658d8d4f9548af4e3518d</meta:generator>
    <meta:document-statistic meta:table-count="1" meta:cell-count="2744" meta:object-count="0"/>
  </office:meta>
</office:document-meta>
</file>